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aa6c" officeooo:paragraph-rsid="000faa6c"/>
    </style:style>
    <style:style style:name="P2" style:family="paragraph" style:parent-style-name="Standard">
      <style:paragraph-properties fo:text-align="center" style:justify-single-word="false"/>
      <style:text-properties officeooo:rsid="000faa6c" officeooo:paragraph-rsid="000faa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kdown</text:p>
      <text:p text:style-name="P2"/>
      <text:p text:style-name="P2">by Kyle Eggleston</text:p>
      <text:p text:style-name="P1"/>
      <text:p text:style-name="P1">Her heels made a clicking sound as she walked. Susan hoped to be a quieter in the parking garage, but that wasn't going to happen. Each stride got her closer to her car. She needed to escape but didn't want to raise suspicion.</text:p>
      <text:p text:style-name="P1"/>
      <text:p text:style-name="P1">"Going somewhere miss?"</text:p>
      <text:p text:style-name="P1"/>
      <text:p text:style-name="P1">Susan turned to see the president's bodyguard. She flashed a smile. "Oh just leaving."</text:p>
      <text:p text:style-name="P1"/>
      <text:p text:style-name="P1">The bodyguard shook his head. "We're on lockdown. I need some ID."</text:p>
      <text:p text:style-name="P1"/>
      <text:p text:style-name="P1">Reaching into her purse, Susan pulled out a passport.</text:p>
      <text:p text:style-name="P1"/>
      <text:p text:style-name="P1">The man looked at it.</text:p>
      <text:p text:style-name="P1"/>
      <text:p text:style-name="P1">"Come with me." He said turning around.</text:p>
      <text:p text:style-name="P1"/>
      <text:p text:style-name="P1">Susan fired her weapon. "Maybe another time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5T08:09:42.727000000</meta:creation-date>
    <dc:date>2014-04-25T08:14:17.830000000</dc:date>
    <meta:editing-duration>P0D</meta:editing-duration>
    <meta:editing-cycles>1</meta:editing-cycles>
    <meta:document-statistic meta:table-count="0" meta:image-count="0" meta:object-count="0" meta:page-count="1" meta:paragraph-count="10" meta:word-count="104" meta:character-count="584" meta:non-whitespace-character-count="490"/>
    <meta:generator>LibreOffice/4.1.5.3$Windows_x86 LibreOffice_project/1c1366bba2ba2b554cd2ca4d87c06da81c05d24</meta:generator>
  </office:meta>
</office:document-meta>
</file>